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667in" fo:margin-left="-0.0799in" fo:margin-right="-0.0868in" table:align="margins" style:writing-mode="lr-tb"/>
    </style:style>
    <style:style style:name="Table1.A" style:family="table-column">
      <style:table-column-properties style:column-width="1.6in" style:rel-column-width="15728*"/>
    </style:style>
    <style:style style:name="Table1.B" style:family="table-column">
      <style:table-column-properties style:column-width="0.8in" style:rel-column-width="7864*"/>
    </style:style>
    <style:style style:name="Table1.C" style:family="table-column">
      <style:table-column-properties style:column-width="2.6in" style:rel-column-width="25558*"/>
    </style:style>
    <style:style style:name="Table1.D" style:family="table-column">
      <style:table-column-properties style:column-width="1.6667in" style:rel-column-width="1638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.B3" style:family="table-cell" style:data-style-name="N0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102in solid #000000"/>
      <style:text-properties style:font-name="Arial" fo:font-size="18pt" fo:font-weight="bold" style:font-size-asian="18pt" style:font-weight-asian="bold" style:font-name-complex="Arial"/>
    </style:style>
    <style:style style:name="P6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102in solid #000000"/>
      <style:text-properties fo:font-size="12pt" style:font-size-asian="12pt"/>
    </style:style>
    <style:style style:name="P7" style:family="paragraph" style:parent-style-name="Standard">
      <style:paragraph-properties fo:margin-left="0in" fo:margin-right="0.0472in" fo:margin-top="0.028in" fo:margin-bottom="0in" fo:text-indent="0in" style:auto-text-indent="false">
        <style:tab-stops>
          <style:tab-stop style:position="0.7882in"/>
        </style:tab-stops>
      </style:paragraph-properties>
      <style:text-properties fo:language="pl" fo:country="PL"/>
    </style:style>
    <style:style style:name="P8" style:family="paragraph" style:parent-style-name="Standard">
      <style:paragraph-properties fo:margin-left="0in" fo:margin-right="0.25in" fo:text-indent="0in" style:auto-text-indent="false" style:snap-to-layout-grid="false"/>
    </style:style>
    <style:style style:name="P9" style:family="paragraph" style:parent-style-name="Heading">
      <style:text-properties fo:language="pl" fo:country="PL"/>
    </style:style>
    <style:style style:name="P10" style:family="paragraph" style:parent-style-name="Heading">
      <style:paragraph-properties fo:text-align="end" style:justify-single-word="false"/>
      <style:text-properties fo:language="pl" fo:country="PL"/>
    </style:style>
    <style:style style:name="P11" style:family="paragraph" style:parent-style-name="Heading">
      <style:paragraph-properties fo:text-align="end" style:justify-single-word="false"/>
      <style:text-properties fo:font-size="14pt" fo:language="pl" fo:country="PL" style:font-size-asian="14pt"/>
    </style:style>
    <style:style style:name="P12" style:family="paragraph" style:parent-style-name="Heading">
      <style:paragraph-properties fo:break-before="page"/>
      <style:text-properties fo:language="pl" fo:country="PL"/>
    </style:style>
    <style:style style:name="P13" style:family="paragraph" style:parent-style-name="Text_20_body">
      <style:text-properties fo:language="pl" fo:country="PL"/>
    </style:style>
    <style:style style:name="P14" style:family="paragraph" style:parent-style-name="Contents_20_1">
      <style:paragraph-properties>
        <style:tab-stops>
          <style:tab-stop style:position="0.3in"/>
          <style:tab-stop style:position="6.5in" style:type="right"/>
        </style:tab-stops>
      </style:paragraph-properties>
    </style:style>
    <style:style style:name="P15" style:family="paragraph" style:parent-style-name="Tabletext">
      <style:text-properties fo:language="pl" fo:country="PL"/>
    </style:style>
    <style:style style:name="P16" style:family="paragraph" style:parent-style-name="Tabletext">
      <style:paragraph-properties fo:text-align="center" style:justify-single-word="false"/>
      <style:text-properties fo:language="pl" fo:country="PL" fo:font-weight="bold" style:font-weight-asian="bold"/>
    </style:style>
    <style:style style:name="P17" style:family="paragraph" style:parent-style-name="Tabletext">
      <style:paragraph-properties style:snap-to-layout-grid="false"/>
      <style:text-properties fo:language="pl" fo:country="PL"/>
    </style:style>
    <style:style style:name="P18" style:family="paragraph" style:parent-style-name="Standard">
      <style:text-properties fo:language="pl" fo:country="PL"/>
    </style:style>
    <style:style style:name="P19" style:family="paragraph" style:parent-style-name="Standard" style:list-style-name="L1">
      <style:text-properties fo:language="pl" fo:country="PL"/>
    </style:style>
    <style:style style:name="P20" style:family="paragraph" style:parent-style-name="Standard" style:list-style-name="L2">
      <style:text-properties fo:language="pl" fo:country="PL"/>
    </style:style>
    <style:style style:name="P21" style:family="paragraph" style:parent-style-name="Standard" style:list-style-name="L3">
      <style:text-properties fo:language="pl" fo:country="PL"/>
    </style:style>
    <style:style style:name="P22" style:family="paragraph" style:parent-style-name="Standard">
      <style:paragraph-properties>
        <style:tab-stops>
          <style:tab-stop style:position="0.3in"/>
          <style:tab-stop style:position="6.5in" style:type="right"/>
        </style:tab-stops>
      </style:paragraph-properties>
    </style:style>
    <style:style style:name="P23" style:family="paragraph" style:parent-style-name="Heading" style:master-page-name="Standard">
      <style:paragraph-properties fo:text-align="end" style:justify-single-word="false" style:page-number="auto"/>
      <style:text-properties fo:language="pl" fo:country="PL"/>
    </style:style>
    <style:style style:name="P24" style:family="paragraph" style:parent-style-name="Heading" style:master-page-name="Convert_20_1">
      <style:paragraph-properties style:page-number="auto"/>
      <style:text-properties fo:language="pl" fo:country="PL"/>
    </style:style>
    <style:style style:name="P25" style:family="paragraph" style:parent-style-name="Heading">
      <style:paragraph-properties fo:break-before="page"/>
      <style:text-properties fo:language="pl" fo:country="PL" style:font-name-asian="Arial"/>
    </style:style>
    <style:style style:name="P26" style:family="paragraph" style:parent-style-name="Contents_20_1">
      <style:paragraph-properties>
        <style:tab-stops>
          <style:tab-stop style:position="0.3in"/>
          <style:tab-stop style:position="6.5in" style:type="right"/>
        </style:tab-stops>
      </style:paragraph-properties>
    </style:style>
    <style:style style:name="P27" style:family="paragraph" style:parent-style-name="Tabletext">
      <style:text-properties fo:language="pl" fo:country="PL"/>
    </style:style>
    <style:style style:name="P28" style:family="paragraph" style:parent-style-name="Heading_20_1">
      <style:text-properties fo:language="pl" fo:country="PL"/>
    </style:style>
    <style:style style:name="P29" style:family="paragraph" style:parent-style-name="Heading_20_1" style:list-style-name="WW8Num1">
      <style:text-properties fo:language="pl" fo:country="PL"/>
    </style:style>
    <style:style style:name="T1" style:family="text">
      <style:text-properties fo:language="pl" fo:country="PL" style:language-asian="en" style:country-asian="US"/>
    </style:style>
    <style:style style:name="T2" style:family="text">
      <style:text-properties fo:font-size="12pt" fo:language="pl" fo:country="PL" style:font-size-asian="12pt" style:language-asian="en" style:country-asian="US" style:font-size-complex="12pt"/>
    </style:style>
    <style:style style:name="T3" style:family="text">
      <style:text-properties fo:language="en" fo:country="US" style:language-asian="en" style:country-asian="US"/>
    </style:style>
    <style:style style:name="T4" style:family="text">
      <style:text-properties fo:font-size="10pt" fo:language="pl" fo:country="PL" style:font-size-asian="10pt" style:language-asian="en" style:country-asian="US" style:font-size-complex="10pt"/>
    </style:style>
    <style:style style:name="T5" style:family="text"/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System wsparcia obsługi gości hotelowych</text:p>
      <text:p text:style-name="P10">Dokumentacja</text:p>
      <text:p text:style-name="P10"/>
      <text:p text:style-name="P11">Wersja &lt;1.1&gt;</text:p>
      <text:p text:style-name="P2"/>
      <text:p text:style-name="P2"/>
      <text:p text:style-name="P2"/>
      <text:p text:style-name="P2"/>
      <text:p text:style-name="P2"/>
      <text:p text:style-name="P24">Historia wersji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6">Data</text:p>
          </table:table-cell>
          <table:table-cell table:style-name="Table1.A1" office:value-type="string">
            <text:p text:style-name="P16">Wersja</text:p>
          </table:table-cell>
          <table:table-cell table:style-name="Table1.A1" office:value-type="string">
            <text:p text:style-name="P16">Opis</text:p>
          </table:table-cell>
          <table:table-cell table:style-name="Table1.D1" office:value-type="string">
            <text:p text:style-name="P16">Autor</text:p>
          </table:table-cell>
        </table:table-row>
        <table:table-row table:style-name="Table1.1">
          <table:table-cell table:style-name="Table1.A1" office:value-type="string">
            <text:p text:style-name="P15">Data: <text:s/>17.05.16</text:p>
          </table:table-cell>
          <table:table-cell table:style-name="Table1.A1" office:value-type="string">
            <text:p text:style-name="P15">1.0</text:p>
          </table:table-cell>
          <table:table-cell table:style-name="Table1.A1" office:value-type="string">
            <text:p text:style-name="P15">Pierwsza wersja dokumentu</text:p>
          </table:table-cell>
          <table:table-cell table:style-name="Table1.D1" office:value-type="string">
            <text:p text:style-name="P15">Dominik Dziwisz</text:p>
            <text:p text:style-name="P15">Miłosz Zawadowski</text:p>
            <text:p text:style-name="P15">Przemysław Lewandowski</text:p>
          </table:table-cell>
        </table:table-row>
        <table:table-row table:style-name="Table1.1">
          <table:table-cell table:style-name="Table1.A1" office:value-type="string">
            <text:p text:style-name="P17">Data: <text:s/>31.05.16</text:p>
          </table:table-cell>
          <table:table-cell table:style-name="Table1.B3" office:value-type="float" office:value="1.1">
            <text:p text:style-name="P17">1.1</text:p>
          </table:table-cell>
          <table:table-cell table:style-name="Table1.A1" office:value-type="string">
            <text:p text:style-name="P17">Aktualizacja identyfikacji aktorów oraz pzypadków użycia</text:p>
          </table:table-cell>
          <table:table-cell table:style-name="Table1.D1" office:value-type="string">
            <text:p text:style-name="P15">Dominik Dziwisz</text:p>
            <text:p text:style-name="P15">Miłosz Zawadowski</text:p>
            <text:p text:style-name="P17">Przemysław Lewandowski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D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D1" office:value-type="string">
            <text:p text:style-name="P17"/>
          </table:table-cell>
        </table:table-row>
      </table:table>
      <text:p text:style-name="P2"/>
      <text:p text:style-name="P12">Spis treści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6.5in" style:leader-char=" " style:with-tab="false"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6.5in" style:leader-char=" " style:with-tab="false"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1in" style:leader-char=" " style:with-tab="false"/>
            <text:index-entry-tab-stop style:type="left" style:position="6.5in" style:leader-char=" " style:with-tab="false"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4.9244in" style:leader-char="." style:with-tab="false"/>
          </text:table-of-content-entry-template>
        </text:table-of-content-source>
        <text:index-body>
          <text:p text:style-name="P14"><text:span text:style-name="T1">1.</text:span><text:span text:style-name="T2"><text:tab/></text:span><text:span text:style-name="T1">Cel<text:tab/></text:span><text:a xlink:type="simple" xlink:href="#__RefHeading___Toc85064873" text:style-name="Index_20_Link" text:visited-style-name="Index_20_Link"><text:span text:style-name="T1">4</text:span></text:a></text:p>
          <text:p text:style-name="P14"><text:span text:style-name="T1">2.</text:span><text:span text:style-name="T2"><text:tab/></text:span><text:span text:style-name="T4">Identyfikacja aktorów</text:span><text:span text:style-name="T1"><text:tab/></text:span><text:a xlink:type="simple" xlink:href="#__RefHeading___Toc85064874" text:style-name="Index_20_Link" text:visited-style-name="Index_20_Link"><text:span text:style-name="T1">4</text:span></text:a></text:p>
          <text:p text:style-name="P22"><text:span text:style-name="T1"/></text:p>
          <text:p text:style-name="P22"><text:span text:style-name="T1">3.<text:tab/>Wymagania użytkownika<text:tab/> <text:s/></text:span></text:p>
          <text:p text:style-name="P14"><text:span text:style-name="T1">4.</text:span><text:span text:style-name="T2"><text:tab/></text:span><text:span text:style-name="T1">Funkcjonalność (ang. Functionality)<text:tab/></text:span><text:a xlink:type="simple" xlink:href="#__RefHeading___Toc85064875" text:style-name="Index_20_Link" text:visited-style-name="Index_20_Link"><text:span text:style-name="T1">4</text:span></text:a></text:p>
          <text:p text:style-name="P14"><text:span text:style-name="T1">5.</text:span><text:span text:style-name="T2"><text:tab/></text:span><text:span text:style-name="T1">Użyteczność (ang. Usability)<text:tab/></text:span><text:a xlink:type="simple" xlink:href="#__RefHeading___Toc85064876" text:style-name="Index_20_Link" text:visited-style-name="Index_20_Link"><text:span text:style-name="T1">4</text:span></text:a></text:p>
          <text:p text:style-name="P14"><text:span text:style-name="T1">6.</text:span><text:span text:style-name="T2"><text:tab/></text:span><text:span text:style-name="T1">Niezawodność (ang. Reliability)<text:tab/></text:span><text:a xlink:type="simple" xlink:href="#__RefHeading___Toc85064877" text:style-name="Index_20_Link" text:visited-style-name="Index_20_Link"><text:span text:style-name="T1">4</text:span></text:a></text:p>
          <text:p text:style-name="P14"><text:span text:style-name="T1">7.</text:span><text:span text:style-name="T2"><text:tab/></text:span><text:span text:style-name="T1">Wydajność (ang. Performance)<text:tab/></text:span><text:a xlink:type="simple" xlink:href="#__RefHeading___Toc85064878" text:style-name="Index_20_Link" text:visited-style-name="Index_20_Link"><text:span text:style-name="T1">4</text:span></text:a></text:p>
          <text:p text:style-name="P14"><text:span text:style-name="T1">8.</text:span><text:span text:style-name="T2"><text:tab/></text:span><text:span text:style-name="T1">Zarządzalność (ang. Supportability)<text:tab/></text:span><text:a xlink:type="simple" xlink:href="#__RefHeading___Toc85064879" text:style-name="Index_20_Link" text:visited-style-name="Index_20_Link"><text:span text:style-name="T1">4</text:span></text:a></text:p>
          <text:p text:style-name="P14"><text:span text:style-name="T1">9.</text:span><text:span text:style-name="T2"><text:tab/></text:span><text:span text:style-name="T1">Bezpieczeństwo<text:tab/></text:span><text:a xlink:type="simple" xlink:href="#__RefHeading___Toc85064880" text:style-name="Index_20_Link" text:visited-style-name="Index_20_Link"><text:span text:style-name="T1">4</text:span></text:a></text:p>
          <text:p text:style-name="P14"><text:span text:style-name="T1">10.</text:span><text:span text:style-name="T2"><text:tab/></text:span><text:span text:style-name="T1">Wymagania Projektowe (ang. Design Constraints)</text:span><text:span text:style-name="T3"><text:tab/></text:span><text:a xlink:type="simple" xlink:href="#__RefHeading___Toc85064881" text:style-name="Index_20_Link" text:visited-style-name="Index_20_Link"><text:span text:style-name="T3">4</text:span></text:a></text:p>
        </text:index-body>
      </text:table-of-content>
      <text:p text:style-name="P9"/>
      <text:p text:style-name="P25">Dokumentacja </text:p>
      <text:list xml:id="list8622555059263909792" text:style-name="WW8Num1">
        <text:list-item>
          <text:h text:style-name="P28" text:outline-level="1"><text:bookmark-start text:name="__RefHeading___Toc85064873"/>Cel<text:bookmark-end text:name="__RefHeading___Toc85064873"/></text:h>
        </text:list-item>
      </text:list>
      <text:p text:style-name="P2">Celem dokumentu jest zdefiniowanie wymagań dla systemu wsparcia obsługi gości hotelowych. </text:p>
      <text:list xml:id="list32654720" text:continue-numbering="true" text:style-name="WW8Num1">
        <text:list-item>
          <text:h text:style-name="P29" text:outline-level="1">Identyfikacja aktorów</text:h>
        </text:list-item>
      </text:list>
      <text:list xml:id="list3666655467441215689" text:style-name="L1">
        <text:list-item>
          <text:p text:style-name="P19">Pracownik – osoba zajmująca się rejestracją grup turystycznych</text:p>
        </text:list-item>
        <text:list-item>
          <text:p text:style-name="P19">Grupa turystyczna – grupa osób zainteresowanych złożeniem rezerwacji</text:p>
        </text:list-item>
        <text:list-item>
          <text:p text:style-name="P19">Pracownik centrali – osoba posiadająca uprawnienia pracownika oraz może generować raporty na temat zwykłych pracowników</text:p>
        </text:list-item>
      </text:list>
      <text:list xml:id="list32651855" text:continue-list="list32654720" text:style-name="WW8Num1">
        <text:list-item>
          <text:h text:style-name="P28" text:outline-level="1">Wymagania użytkownika</text:h>
        </text:list-item>
      </text:list>
      <text:list xml:id="list4511246733095891662" text:style-name="L2">
        <text:list-item>
          <text:p text:style-name="P20">Pokazywanie dostęnych miejsc w hotelach dla zorganizowanych grup turystów</text:p>
        </text:list-item>
        <text:list-item>
          <text:p text:style-name="P20">Możliwość rezerwacji miejsc w hotelach przez osoby do tego przeznaczone oraz centralę</text:p>
        </text:list-item>
        <text:list-item>
          <text:p text:style-name="P20">Możliwość rezerwacji w każdym z obsługiwanych hoteli dla osób zajmujących się rezerwacją</text:p>
        </text:list-item>
        <text:list-item>
          <text:p text:style-name="P20">Pokazywanie dostępnych oraz zarezerwowanych miejsc pracownikom</text:p>
        </text:list-item>
        <text:list-item>
          <text:p text:style-name="P20">Kolejkowanie zamówień pokojów</text:p>
        </text:list-item>
        <text:list-item>
          <text:p text:style-name="P20">Wielodostępowość do danych</text:p>
        </text:list-item>
        <text:list-item>
          <text:p text:style-name="P20">Generowanie raportów na temat osób (narodowość, ilosć, czas pobytu) oraz bilansu zysków/strat</text:p>
        </text:list-item>
        <text:list-item>
          <text:p text:style-name="P20">Intuicyjny interfejs użytkownika</text:p>
        </text:list-item>
      </text:list>
      <text:list xml:id="list5008707617946844357" text:style-name="L3">
        <text:list-item>
          <text:p text:style-name="P21">Możliwość rejestrowania działań pracowników</text:p>
        </text:list-item>
        <text:list-item>
          <text:p text:style-name="P21">Możliwość przeglądania działań pracowników, wyszukiwania oraz generowania raportów w formacie .pdf</text:p>
        </text:list-item>
        <text:list-item>
          <text:p text:style-name="P21">Możliwość dostępu do systemu rezerwacji przez pracowników zajmujących się rejestracją grup turystycznych</text:p>
        </text:list-item>
        <text:list-item>
          <text:p text:style-name="P21">Możliwość usunięcia konta pracownika z systemu</text:p>
        </text:list-item>
        <text:list-item>
          <text:p text:style-name="P21">Możliwosć stworzenia pracownika o takim samym loginie, jak pracownik wcześniej usunięty</text:p>
        </text:list-item>
        <text:list-item>
          <text:p text:style-name="P21">Zapewnienie dostępu do systemu jedynie pracownikom firmy </text:p>
        </text:list-item>
      </text:list>
      <text:p text:style-name="P2"/>
      <text:list xml:id="list32651848" text:continue-list="list32651855" text:style-name="WW8Num1">
        <text:list-item>
          <text:h text:style-name="P28" text:outline-level="1"><text:bookmark-start text:name="__RefHeading___Toc85064874"/>Diagram przypadków użycia<text:bookmark-end text:name="__RefHeading___Toc85064874"/></text:h>
        </text:list-item>
      </text:list>
      <text:p text:style-name="P2"/>
      <text:list xml:id="list32661027" text:continue-numbering="true" text:style-name="WW8Num1">
        <text:list-item>
          <text:h text:style-name="P28" text:outline-level="1"><text:bookmark-start text:name="__RefHeading___Toc85064875"/>Funkcjonalność (ang. Functionality)<text:bookmark-end text:name="__RefHeading___Toc85064875"/></text:h>
        </text:list-item>
      </text:list>
      <text:p text:style-name="P2">Brak</text:p>
      <text:list xml:id="list32672365" text:continue-numbering="true" text:style-name="WW8Num1">
        <text:list-item>
          <text:h text:style-name="Heading_20_1" text:outline-level="1"><text:bookmark-start text:name="__RefHeading___Toc85064876"/>Użyteczność (ang. Usability)<text:bookmark-end text:name="__RefHeading___Toc85064876"/></text:h>
        </text:list-item>
      </text:list>
      <text:p text:style-name="Standard">Brak</text:p>
      <text:list xml:id="list32666736" text:continue-numbering="true" text:style-name="WW8Num1">
        <text:list-item>
          <text:h text:style-name="Heading_20_1" text:outline-level="1"><text:bookmark-start text:name="__RefHeading___Toc85064877"/>Niezawodność (ang. Reliability)<text:bookmark-end text:name="__RefHeading___Toc85064877"/></text:h>
        </text:list-item>
      </text:list>
      <text:p text:style-name="P2">Główny system powinien działać przez 98% czasu. Koniecznym jest, aby system był aktywny w okresie płacowym (każdy Piątek i ostatni roboczy dzień miesiąca).</text:p>
      <text:list xml:id="list32671352" text:continue-numbering="true" text:style-name="WW8Num1">
        <text:list-item>
          <text:h text:style-name="P28" text:outline-level="1"><text:bookmark-start text:name="__RefHeading___Toc85064878"/>Wydajność (ang. Performance)<text:bookmark-end text:name="__RefHeading___Toc85064878"/></text:h>
        </text:list-item>
      </text:list>
      <text:p text:style-name="P2">System powinien pracować przy obciążeniu głównej bazy danych do 2000 jednoczesnych wywołań oraz do 500 odwołań do lokalnych serwerów. </text:p>
      <text:list xml:id="list32655898" text:continue-numbering="true" text:style-name="WW8Num1">
        <text:list-item>
          <text:h text:style-name="P28" text:outline-level="1"><text:bookmark-start text:name="__RefHeading___Toc85064879"/>Zarządzalność (ang. Supportability)<text:bookmark-end text:name="__RefHeading___Toc85064879"/></text:h>
        </text:list-item>
      </text:list>
      <text:p text:style-name="P2">Brak</text:p>
      <text:list xml:id="list32674872" text:continue-numbering="true" text:style-name="WW8Num1">
        <text:list-item>
          <text:h text:style-name="P28" text:outline-level="1"><text:bookmark-start text:name="__RefHeading___Toc85064880"/>Bezpieczeństwo<text:bookmark-end text:name="__RefHeading___Toc85064880"/></text:h>
        </text:list-item>
      </text:list>
      <text:p text:style-name="P2">System powinien zapobiegać próbom zmiany informacji kart kontrolnych innych niż należące do pracownika. Dodatkowo, tylko Administrator Systemu Płacowego powinien mieć możliwość zmiany wszystkich informacji o pracowniku z wyjątkiem Metody Wypłaty.</text:p>
      <text:list xml:id="list32649296" text:continue-numbering="true" text:style-name="WW8Num1">
        <text:list-item>
          <text:h text:style-name="P28" text:outline-level="1"><text:bookmark-start text:name="__RefHeading___Toc85064881"/><text:soft-page-break/>Wymagania Projektowe (ang. Design Constraints)<text:bookmark-end text:name="__RefHeading___Toc85064881"/></text:h>
        </text:list-item>
      </text:list>
      <text:p text:style-name="P2">System powinien integrować spadkową Bazę Danych Projektów (DB2 na IBM mainframe).</text:p>
      <text:p text:style-name="P2">System powinien posiadać interfejs do systemu bankowego (poprzez elektroniczny system transakcyjny). 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0835in" fo:margin-bottom="0.0417in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list-style-name="WW8Num1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WW8Num1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list-style-name="WW8Num1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left="2in" fo:margin-right="0in" fo:margin-top="0.1665in" fo:margin-bottom="0.0417in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left="2in" fo:margin-right="0in" fo:margin-top="0.1665in" fo:margin-bottom="0.0417in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left="2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left="2in" fo:margin-right="0in" fo:margin-top="0.1665in" fo:margin-bottom="0.0417in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list-style-name="WW8Num1" style:class="text">
      <style:paragraph-properties fo:margin-left="2in" fo:margin-right="0in" fo:margin-top="0.1665in" fo:margin-bottom="0.0417in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/>
    </style:style>
    <style:style style:name="Wcięcie_20_normalne" style:display-name="Wcięcie normalne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-left="0.5in" fo:margin-right="0in" fo:text-indent="-0.3in" style:auto-text-indent="false"/>
    </style:style>
    <style:style style:name="Bullet2" style:family="paragraph" style:parent-style-name="Standard" style:list-style-name="WW8StyleNum1">
      <style:paragraph-properties fo:margin-left="1in" fo:margin-right="0in" fo:text-indent="-0.25in" style:auto-text-indent="false"/>
      <style:text-properties fo:color="#000080"/>
    </style:style>
    <style:style style:name="Tabletext" style:family="paragraph" style:parent-style-name="Standard">
      <style:paragraph-properties fo:margin-top="0in" fo:margin-bottom="0.0835in" fo:keep-together="always"/>
    </style:style>
    <style:style style:name="Plan_20_dokumentu" style:display-name="Plan dokumentu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note" style:family="paragraph" style:parent-style-name="Standard" style:class="extra">
      <style:paragraph-properties fo:margin-left="0.25in" fo:margin-right="0in" fo:margin-top="0.028in" fo:margin-bottom="0.028in" fo:keep-together="always" fo:text-indent="-0.25in" style:auto-text-indent="false" fo:padding="0in" fo:border-left="none" fo:border-right="none" fo:border-top="none" fo:border-bottom="0.0102in solid #000000" fo:keep-with-next="always"/>
      <style:text-properties style:font-name="Helvetica" fo:font-size="8pt" style:font-size-asian="8pt" style:font-name-complex="Helvetica"/>
    </style:style>
    <style:style style:name="Main_20_Title" style:display-name="Main Title" style:family="paragraph" style:parent-style-name="Standard">
      <style:paragraph-properties fo:margin-top="0.3335in" fo:margin-bottom="0.0417in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Paragraph1" style:family="paragraph" style:parent-style-name="Standard">
      <style:paragraph-properties fo:margin-top="0.0555in" fo:margin-bottom="0in" fo:line-height="100%" fo:text-align="justify" style:justify-single-word="false"/>
    </style:style>
    <style:style style:name="Paragraph3" style:family="paragraph" style:parent-style-name="Standard">
      <style:paragraph-properties fo:margin-left="1.0626in" fo:margin-right="0in" fo:margin-top="0.0555in" fo:margin-bottom="0in" fo:line-height="100%" fo:text-align="justify" style:justify-single-word="false" fo:text-indent="0in" style:auto-text-indent="false"/>
    </style:style>
    <style:style style:name="Paragraph4" style:family="paragraph" style:parent-style-name="Standard">
      <style:paragraph-properties fo:margin-left="1.5626in" fo:margin-right="0in" fo:margin-top="0.0555in" fo:margin-bottom="0in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Body" style:family="paragraph" style:parent-style-name="Standard">
      <style:paragraph-properties fo:margin-top="0.0835in" fo:margin-bottom="0in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fo:margin-left="0.5in" fo:margin-right="0.25in" fo:margin-top="0.0835in" fo:margin-bottom="0in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style:font-name-complex="Book Antiqua"/>
    </style:style>
    <style:style style:name="Tekst_20_podstawowy_20_2" style:display-name="Tekst podstawowy 2" style:family="paragraph" style:parent-style-name="Standard">
      <style:text-properties fo:color="#0000ff" fo:font-style="italic" style:font-style-asian="italic"/>
    </style:style>
    <style:style style:name="InfoBlue" style:family="paragraph" style:parent-style-name="Standard" style:next-style-name="Text_20_body">
      <style:paragraph-properties fo:margin-left="0.5in" fo:margin-right="0in" fo:margin-top="0in" fo:margin-bottom="0.0835in" fo:text-indent="0in" style:auto-text-indent="false"/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St6z0" style:family="text">
      <style:text-properties style:font-name="Symbol" style:font-name-complex="Symbol"/>
    </style:style>
    <style:style style:name="WW8NumSt19z0" style:family="text">
      <style:text-properties style:font-name="Symbol" style:font-name-complex="Symbol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Footnote_20_Symbol" style:display-name="Footnote Symbol" style:family="text" style:parent-style-name="Domyślna_20_czcionka_20_akapitu">
      <style:text-properties style:text-position="super 58%" fo:font-size="10pt" style:font-size-asian="10pt"/>
    </style:style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omyślna_20_czcionka_20_akapitu">
      <style:text-properties fo:color="#800080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prefix="?" style:num-format="">
        <style:list-level-properties text:min-label-width="0.3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prefix="?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6479in" fo:margin-left="-0.0799in" table:align="left" style:writing-mode="lr-tb"/>
    </style:style>
    <style:style style:name="Table3.A" style:family="table-column">
      <style:table-column-properties style:column-width="4.4299in"/>
    </style:style>
    <style:style style:name="Table3.B" style:family="table-column">
      <style:table-column-properties style:column-width="2.2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6.5875in" fo:margin-left="-0.075in" table:align="left" style:writing-mode="lr-tb"/>
    </style:style>
    <style:style style:name="Table2.A" style:family="table-column">
      <style:table-column-properties style:column-width="2.1958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102in solid #000000"/>
      <style:text-properties style:font-name="Arial" fo:font-size="18pt" fo:font-weight="bold" style:font-size-asian="18pt" style:font-weight-asian="bold" style:font-name-complex="Arial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102in solid #000000"/>
      <style:text-properties fo:font-size="12pt" style:font-size-asian="12pt"/>
    </style:style>
    <style:style style:name="MP4" style:family="paragraph" style:parent-style-name="Standard">
      <style:text-properties fo:language="pl" fo:country="PL"/>
    </style:style>
    <style:style style:name="MP5" style:family="paragraph" style:parent-style-name="Standard">
      <style:paragraph-properties fo:margin-left="0in" fo:margin-right="0.0472in" fo:margin-top="0.028in" fo:margin-bottom="0in" fo:text-indent="0in" style:auto-text-indent="false">
        <style:tab-stops>
          <style:tab-stop style:position="0.7882in"/>
        </style:tab-stops>
      </style:paragraph-properties>
      <style:text-properties fo:language="pl" fo:country="PL"/>
    </style:style>
    <style:style style:name="MP6" style:family="paragraph" style:parent-style-name="Standard">
      <style:paragraph-properties fo:margin-left="0in" fo:margin-right="0.25in" fo:text-indent="0in" style:auto-text-indent="false" style:snap-to-layout-grid="false"/>
    </style:style>
    <style:style style:name="MP7" style:family="paragraph" style:parent-style-name="Standard">
      <style:paragraph-properties fo:text-align="center" style:justify-single-word="false"/>
    </style:style>
    <style:style style:name="MP8" style:family="paragraph" style:parent-style-name="Standard">
      <style:paragraph-properties fo:text-align="end" style:justify-single-word="false"/>
    </style:style>
    <style:style style:name="MT1" style:family="text"/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date-style style:name="N116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>Gamma</text:p>
        <text:p text:style-name="MP3"/>
        <text:p text:style-name="Header"/>
      </style:header>
    </style:master-page>
    <style:master-page style:name="Convert_20_1" style:display-name="Convert 1" style:page-layout-name="Mpm2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4">System wsparcia obsługi gości hotelowych</text:p>
            </table:table-cell>
            <table:table-cell table:style-name="Table3.B1" office:value-type="string">
              <text:p text:style-name="MP5"><text:s text:c="2"/>Wersja: <text:s text:c="10"/>&lt;1.1&gt;</text:p>
            </table:table-cell>
          </table:table-row>
          <table:table-row table:style-name="Table3.1">
            <table:table-cell table:style-name="Table3.A1" office:value-type="string">
              <text:p text:style-name="MP4">Dokumentacja</text:p>
            </table:table-cell>
            <table:table-cell table:style-name="Table3.B1" office:value-type="string">
              <text:p text:style-name="MP4"><text:s text:c="2"/>Data: <text:s/>17.05.16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6"/>
            </table:table-cell>
            <table:table-cell table:style-name="Table2.A1" office:value-type="string">
              <text:p text:style-name="MP7">Gamma, <text:date style:data-style-name="N116" text:date-value="2016-05-31T12:48:48.37">2016</text:date></text:p>
            </table:table-cell>
            <table:table-cell table:style-name="Table2.A1" office:value-type="string">
              <text:p text:style-name="MP8">Strona <text:span text:style-name="Page_20_Number"><text:page-number text:select-page="current">5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pecyfikacja uzupełniająca</dc:title>
    <dc:subject>System Płacowy</dc:subject>
    <meta:initial-creator>KIS</meta:initial-creator>
    <meta:creation-date>2003-02-14T10:37:00</meta:creation-date>
    <dc:date>2016-05-31T12:48:48.32</dc:date>
    <meta:editing-cycles>88</meta:editing-cycles>
    <meta:editing-duration>PT1H38M35S</meta:editing-duration>
    <meta:generator>OpenOffice/4.1.2$Win32 OpenOffice.org_project/412m3$Build-9782</meta:generator>
    <meta:document-statistic meta:table-count="3" meta:image-count="0" meta:object-count="0" meta:page-count="5" meta:paragraph-count="76" meta:word-count="411" meta:character-count="3098"/>
  </office:meta>
</office:document-meta>
</file>